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  <style:font-face style:name="Verdana" svg:font-family="Verdana" style:font-pitch="variable"/>
    <style:font-face style:name="Verdana1" svg:font-family="Verdana" style:font-family-generic="roman" style:font-pitch="variable"/>
    <style:font-face style:name="Verdana2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0pt" officeooo:paragraph-rsid="0004ce63" style:font-size-asian="10pt" style:font-size-complex="10pt"/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text-properties style:font-name="Verdana" fo:font-size="10pt" officeooo:paragraph-rsid="0015e35a" style:font-size-asian="10pt" style:font-size-complex="10pt"/>
    </style:style>
    <style:style style:name="P4" style:family="paragraph" style:parent-style-name="Standard">
      <style:text-properties style:font-name="Verdana" fo:font-size="10pt" officeooo:rsid="001c718b" officeooo:paragraph-rsid="001c718b" style:font-size-asian="10pt" style:font-size-complex="10pt"/>
    </style:style>
    <style:style style:name="P5" style:family="paragraph" style:parent-style-name="Standard">
      <style:text-properties style:font-name="Verdana" fo:font-size="10pt" officeooo:paragraph-rsid="001fc981" style:font-size-asian="10pt" style:font-size-complex="10pt"/>
    </style:style>
    <style:style style:name="P6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Verdana" fo:font-size="10pt" style:text-underline-style="solid" style:text-underline-width="auto" style:text-underline-color="font-color" fo:font-weight="bold" officeooo:rsid="0006dcf0" officeooo:paragraph-rsid="0006dcf0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Verdana1" fo:font-size="10pt" fo:font-weight="bold" officeooo:rsid="0010890b" officeooo:paragraph-rsid="0010890b" style:font-size-asian="10pt" style:font-weight-asian="bold" style:font-name-complex="Verdana2" style:font-size-complex="10pt"/>
    </style:style>
    <style:style style:name="P10" style:family="paragraph" style:parent-style-name="Standard">
      <style:text-properties style:font-name="Verdana1" fo:font-size="10pt" fo:font-weight="bold" officeooo:paragraph-rsid="0004ce63" style:font-size-asian="10pt" style:font-weight-asian="bold" style:font-name-complex="Verdana2" style:font-size-complex="10pt"/>
    </style:style>
    <style:style style:name="P11" style:family="paragraph" style:parent-style-name="Standard">
      <style:text-properties style:font-name="Verdana1" fo:font-size="10pt" fo:font-weight="bold" officeooo:rsid="0010890b" officeooo:paragraph-rsid="0010890b" style:font-size-asian="10pt" style:font-weight-asian="bold" style:font-name-complex="Verdana2" style:font-size-complex="10pt" style:font-weight-complex="bold"/>
    </style:style>
    <style:style style:name="P12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1" fo:font-size="10pt" fo:font-weight="bold" style:font-size-asian="10pt" style:font-weight-asian="bold" style:font-name-complex="Verdana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text-properties style:font-name="Verdana1" fo:font-size="10pt" officeooo:paragraph-rsid="0004ce63" style:font-size-asian="10pt" style:font-name-complex="Verdana2" style:font-size-complex="10pt"/>
    </style:style>
    <style:style style:name="P14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1" fo:font-size="10pt" style:font-size-asian="10pt" style:font-name-complex="Verdana2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1" fo:font-size="10pt" officeooo:paragraph-rsid="001708a2" style:font-size-asian="10pt" style:font-name-complex="Verdana2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1" fo:font-size="10pt" style:font-size-asian="10pt" style:font-name-complex="Verdana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1" fo:font-size="10pt" officeooo:paragraph-rsid="0015e35a" style:font-size-asian="10pt" style:font-name-complex="Verdana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1" fo:font-size="10pt" officeooo:rsid="00169417" officeooo:paragraph-rsid="00169417" style:font-size-asian="10pt" style:font-name-complex="Verdana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1" fo:font-size="10pt" officeooo:rsid="001708a2" officeooo:paragraph-rsid="001708a2" style:font-size-asian="10pt" style:font-name-complex="Verdana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1" fo:font-size="10pt" fo:font-weight="normal" officeooo:rsid="001708a2" officeooo:paragraph-rsid="001708a2" style:font-size-asian="10pt" style:font-weight-asian="normal" style:font-name-complex="Verdana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>
      <style:paragraph-properties fo:text-align="start" style:justify-single-word="false" fo:orphans="0" fo:widows="0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1" fo:font-size="10pt" officeooo:rsid="001708a2" officeooo:paragraph-rsid="0020648f" style:font-size-asian="10pt" style:font-name-complex="Verdana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officeooo:rsid="0008eca3"/>
    </style:style>
    <style:style style:name="T2" style:family="text">
      <style:text-properties style:font-name="Verdana1" fo:font-size="10pt" fo:font-weight="bold" style:font-size-asian="10pt" style:font-weight-asian="bold" style:font-name-complex="Verdana2"/>
    </style:style>
    <style:style style:name="T3" style:family="text">
      <style:text-properties style:font-name="Verdana1" fo:font-size="10pt" fo:font-weight="normal" style:font-size-asian="10pt" style:font-weight-asian="normal" style:font-name-complex="Verdana2"/>
    </style:style>
    <style:style style:name="T4" style:family="text">
      <style:text-properties style:font-name="Verdana1" fo:font-size="10pt" fo:font-weight="normal" officeooo:rsid="0015e35a" style:font-size-asian="10pt" style:font-weight-asian="normal" style:font-name-complex="Verdana2"/>
    </style:style>
    <style:style style:name="T5" style:family="text">
      <style:text-properties style:font-name="Verdana1" fo:font-size="10pt" style:font-size-asian="10pt" style:font-name-complex="Verdana2"/>
    </style:style>
    <style:style style:name="T6" style:family="text">
      <style:text-properties style:font-name="Verdana1" style:font-name-complex="Verdana2"/>
    </style:style>
    <style:style style:name="T7" style:family="text">
      <style:text-properties style:font-name="Verdana1" officeooo:rsid="0010890b" style:font-name-complex="Verdana2"/>
    </style:style>
    <style:style style:name="T8" style:family="text">
      <style:text-properties style:font-name="Verdana1" officeooo:rsid="001708a2" style:font-name-complex="Verdana2"/>
    </style:style>
    <style:style style:name="T9" style:family="text">
      <style:text-properties style:font-name="Verdana1" officeooo:rsid="00199b4f" style:font-name-complex="Verdana2"/>
    </style:style>
    <style:style style:name="T10" style:family="text">
      <style:text-properties style:font-name="Verdana1" officeooo:rsid="001c4ebf" style:font-name-complex="Verdana2"/>
    </style:style>
    <style:style style:name="T11" style:family="text">
      <style:text-properties fo:color="#000080" loext:opacity="100%" style:font-name="Verdana1" fo:font-size="10pt" fo:language="zxx" fo:country="none" style:text-underline-style="solid" style:text-underline-width="auto" style:text-underline-color="font-color" style:font-size-asian="10pt" style:language-asian="zxx" style:country-asian="none" style:font-name-complex="Verdana2"/>
    </style:style>
    <style:style style:name="T12" style:family="text">
      <style:text-properties officeooo:rsid="0015e35a"/>
    </style:style>
    <style:style style:name="T13" style:family="text">
      <style:text-properties fo:font-weight="normal" style:font-weight-asian="normal"/>
    </style:style>
    <style:style style:name="T14" style:family="text">
      <style:text-properties fo:font-weight="normal" officeooo:rsid="0015e35a" style:font-weight-asian="normal"/>
    </style:style>
    <style:style style:name="T15" style:family="text">
      <style:text-properties fo:font-weight="normal" officeooo:rsid="0017d84a" style:font-weight-asian="normal"/>
    </style:style>
    <style:style style:name="T16" style:family="text">
      <style:text-properties fo:font-weight="normal" officeooo:rsid="00199b4f" style:font-weight-asian="normal"/>
    </style:style>
    <style:style style:name="T17" style:family="text">
      <style:text-properties fo:font-weight="normal" officeooo:rsid="001f5268" style:font-weight-asian="normal"/>
    </style:style>
    <style:style style:name="T18" style:family="text">
      <style:text-properties fo:font-weight="normal" officeooo:rsid="00169417" style:font-weight-asian="normal"/>
    </style:style>
    <style:style style:name="T19" style:family="text">
      <style:text-properties fo:font-weight="normal" officeooo:rsid="0020648f" style:font-weight-asian="normal"/>
    </style:style>
    <style:style style:name="T20" style:family="text">
      <style:text-properties officeooo:rsid="00169417"/>
    </style:style>
    <style:style style:name="T21" style:family="text">
      <style:text-properties officeooo:rsid="00199b4f"/>
    </style:style>
    <style:style style:name="T22" style:family="text">
      <style:text-properties officeooo:rsid="001c718b"/>
    </style:style>
    <style:style style:name="T23" style:family="text">
      <style:text-properties officeooo:rsid="00061b30"/>
    </style:style>
    <style:style style:name="T24" style:family="text">
      <style:text-properties officeooo:rsid="001d9405"/>
    </style:style>
    <style:style style:name="T25" style:family="text">
      <style:text-properties officeooo:rsid="001e26f9"/>
    </style:style>
    <style:style style:name="T26" style:family="text">
      <style:text-properties officeooo:rsid="001f5268"/>
    </style:style>
    <style:style style:name="T27" style:family="text">
      <style:text-properties officeooo:rsid="001fc98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Atividade_0</text:span><text:span text:style-name="T22">0</text:span><text:span text:style-name="T1"> – </text:span><text:span text:style-name="T22">Conceitos básicos. </text:span><text:span text:style-name="T23">ATmega328 </text:span><text:span text:style-name="T21">e introdução ao ESP32</text:span></text:p>
      <text:p text:style-name="P6"/>
      <text:p text:style-name="P8">Obs.: Deve ser entregue arquivo contendo as perguntas e respectivas respostas.</text:p>
      <text:p text:style-name="P2"/>
      <text:p text:style-name="P5"><text:span text:style-name="T12">1</text:span>. <text:span text:style-name="T22">Baixe os datasheets (folha de dados) do Atmel ATMega32</text:span><text:span text:style-name="T27">u4</text:span><text:span text:style-name="T22">, do PIC PIC16F87XA (PIC16F877A), </text:span><text:span text:style-name="T24">do Texas MSP430F249 e do STMicroelectronics STM8TL53F4.</text:span></text:p>
      <text:p text:style-name="P3"/>
      <text:p text:style-name="P4">Compare os <text:span text:style-name="T24">quatro</text:span> em termos de: memória (flash, eeprom, pilha, organização), conjunto de instruções, interrupções, portas de entrada e saída (quantidade, características?), periféricos (timers, ADC, protocolos de comunicação nativos).</text:p>
      <text:p text:style-name="P2"/>
      <text:p text:style-name="P9">Parte prática</text:p>
      <text:p text:style-name="P9"/>
      <text:p text:style-name="P10">Título: Conhecendo o Tinkercad <text:span text:style-name="T12">e o Wokwi</text:span> para simulação de circuitos</text:p>
      <text:p text:style-name="P14"/>
      <text:p text:style-name="P21"><text:span text:style-name="T2">Objetivos: </text:span><text:span text:style-name="T3">Familiarização com o Tinkercad </text:span><text:span text:style-name="T4">e o Wokwi</text:span><text:span text:style-name="T3"> para a simulação de circuitos simples.</text:span></text:p>
      <text:p text:style-name="P14"/>
      <text:p text:style-name="P17">Nesta prática utilizaremos o Tinkercad <text:span text:style-name="T12">e o </text:span><text:span text:style-name="T14">Wokwi</text:span> para simular um circuito simples usando o microcontrolador Atmega328p, utilizado nas placas Arduino UNO.</text:p>
      <text:p text:style-name="P14"/>
      <text:p text:style-name="P12">Procedimentos:</text:p>
      <text:p text:style-name="P14"/>
      <text:p text:style-name="P21"><text:span text:style-name="T5">1. Crie uma conta no Tinkercad, caso não possua (</text:span><text:span text:style-name="T11">tinkercad.com</text:span><text:span text:style-name="T5">).</text:span></text:p>
      <text:p text:style-name="P14"/>
      <text:p text:style-name="P21"><text:span text:style-name="T5">2. Em seguida, vá para a aba circuits (</text:span><text:span text:style-name="T11">https://www.tinkercad.com/circuits</text:span><text:span text:style-name="T5">).</text:span></text:p>
      <text:p text:style-name="P14"/>
      <text:p text:style-name="P16">3. Você deve fazer um circuito capaz de piscar um led. Note que este projeto já está disponível (na aba Starters → Arduino). <text:span text:style-name="T20">Modifique para que o LED (LED1) seja ligado no pino </text:span><text:span text:style-name="T26">10</text:span><text:span text:style-name="T20"> (PB</text:span><text:span text:style-name="T26">2</text:span><text:span text:style-name="T20">).</text:span></text:p>
      <text:p text:style-name="P14"/>
      <text:p text:style-name="P16">4. Modifique o projeto de forma a provocar flashs intermitentes. O led deve ficar apagado por 500ms e aceso por apenas 50ms.</text:p>
      <text:p text:style-name="P14"/>
      <text:p text:style-name="P16">5. Adicione um segundo led <text:span text:style-name="T20">(LED2)</text:span> que acende na sequência do primeiro <text:span text:style-name="T20">(Deve ser ligado no pino </text:span><text:span text:style-name="T26">5</text:span><text:span text:style-name="T20">, PD</text:span><text:span text:style-name="T26">5</text:span><text:span text:style-name="T20">)</text:span>. Assim, a sequência de ativação seria: LED1 (50ms), <text:span text:style-name="T20">LED1 apaga e </text:span>LED2 <text:span text:style-name="T20">acende</text:span>(50ms), 450ms <text:span text:style-name="T20">(todos apagados)</text:span>, LED1 (50ms), …</text:p>
      <text:p text:style-name="P14"/>
      <text:p text:style-name="P16">6. Use um led amarelo para o LED1 e verde para o LED2.</text:p>
      <text:p text:style-name="P16"/>
      <text:p text:style-name="P18">7. Agora reescreva o código de maneira a não utilizar nem pinMode e nem digitalWrite.</text:p>
      <text:p text:style-name="P18"/>
      <text:p text:style-name="P22">8. Agora refaça todo o projeto no <text:span text:style-name="T14">Wokwi. </text:span><text:span text:style-name="T13">Crie uma conta no Wokwi caso não possua (</text:span><text:a xlink:type="simple" xlink:href="https://wokwi.com/" text:style-name="Internet_20_link" text:visited-style-name="Visited_20_Internet_20_Link"><text:span text:style-name="T13">https://wokwi.com/</text:span></text:a><text:span text:style-name="T13">). </text:span><text:span text:style-name="T19">N</text:span><text:span text:style-name="T18">ão utilizar nem pinMode e nem digitalWrite.</text:span></text:p>
      <text:p text:style-name="P20"/>
      <text:p text:style-name="P19"><text:span text:style-name="T13">9. </text:span><text:span text:style-name="T15">Agora utilize uma placa ESP32. Desta vez, utilize os pinos D</text:span><text:span text:style-name="T17">27</text:span><text:span text:style-name="T15"> e D</text:span><text:span text:style-name="T17">23</text:span><text:span text:style-name="T15"> para o LED1 e LED2, respectivamente. </text:span><text:span text:style-name="T19">Utilize pinMode e digitalWrite.</text:span></text:p>
      <text:p text:style-name="P15"><text:span text:style-name="T16"/></text:p>
      <text:p text:style-name="P1"><text:span text:style-name="T8">1</text:span><text:span text:style-name="T10">0</text:span><text:span text:style-name="T6">. </text:span><text:span text:style-name="T7">Cole</text:span><text:span text:style-name="T6"> o</text:span><text:span text:style-name="T9">s</text:span><text:span text:style-name="T6"> código</text:span><text:span text:style-name="T9">s</text:span><text:span text:style-name="T6">-fonte do microcontrolador </text:span><text:span text:style-name="T7">ao final deste arquivo e</text:span><text:span text:style-name="T6"> </text:span><text:span text:style-name="T7">inclua a</text:span><text:span text:style-name="T9">s</text:span><text:span text:style-name="T7"> image</text:span><text:span text:style-name="T9">ns</text:span><text:span text:style-name="T6"> de seu design </text:span><text:span text:style-name="T9">para os itens 6, 7, 8, 9;</text:span></text:p>
      <text:p text:style-name="P13"/>
      <text:p text:style-name="P13"/>
      <text:p text:style-name="P13">______________________________________________________________</text:p>
      <text:p text:style-name="P11">Rúbrica:</text:p>
      <text:p text:style-name="P11">Quest<text:span text:style-name="T21">ão</text:span> 01: <text:span text:style-name="T27">36</text:span>%</text:p>
      <text:p text:style-name="P11">Prática: <text:span text:style-name="T27">16</text:span><text:span text:style-name="T21">% cada entrega (itens 6, 7, 8, 9)</text:span></text:p>
      <text:p text:style-name="P11"/>
      <text:p text:style-name="P11">Valor desta atividade na média: 0.<text:span text:style-name="T25">4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  <style:font-face style:name="Verdana" svg:font-family="Verdana" style:font-pitch="variable"/>
    <style:font-face style:name="Verdana1" svg:font-family="Verdana" style:font-family-generic="roman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Droid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2T09:41:56.124000000</meta:creation-date>
    <meta:editing-duration>PT17S</meta:editing-duration>
    <meta:editing-cycles>2</meta:editing-cycles>
    <meta:generator>LibreOffice/24.2.0.3$Windows_X86_64 LibreOffice_project/da48488a73ddd66ea24cf16bbc4f7b9c08e9bea1</meta:generator>
    <dc:date>2025-08-22T09:42:03.531000000</dc:date>
    <meta:document-statistic meta:table-count="0" meta:image-count="0" meta:object-count="0" meta:page-count="1" meta:paragraph-count="24" meta:word-count="353" meta:character-count="2255" meta:non-whitespace-character-count="1925"/>
  </office:meta>
</office:document-meta>
</file>